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reeSans1" svg:font-family="FreeSans" style:font-pitch="variable"/>
    <style:font-face style:name="KacstLetter" svg:font-family="KacstLette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draw:fill-color="#00a933" draw:textarea-horizontal-align="justify" draw:textarea-vertical-align="top" draw:auto-grow-height="false" fo:min-height="9.91cm" fo:min-width="8.367cm" draw:shadow="visibl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top" draw:auto-grow-height="false" fo:min-height="9.91cm" fo:min-width="8.517cm" draw:shadow="visible"/>
      <style:paragraph-properties style:writing-mode="lr-tb"/>
    </style:style>
    <style:style style:name="gr4" style:family="graphic" style:parent-style-name="standard">
      <style:graphic-properties draw:fill-color="#5983b0" draw:textarea-horizontal-align="justify" draw:textarea-vertical-align="top" draw:auto-grow-height="false" fo:min-height="9.91cm" fo:min-width="8.517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top" draw:auto-grow-height="false" fo:min-height="9.91cm" fo:min-width="8.517cm"/>
      <style:paragraph-properties style:writing-mode="lr-tb"/>
    </style:style>
    <style:style style:name="gr6" style:family="graphic" style:parent-style-name="standard">
      <style:graphic-properties draw:fill-color="#355269" draw:textarea-horizontal-align="justify" draw:textarea-vertical-align="top" draw:auto-grow-height="false" fo:min-height="9.91cm" fo:min-width="8.517cm"/>
      <style:paragraph-properties style:writing-mode="lr-tb"/>
    </style:style>
    <style:style style:name="gr7" style:family="graphic" style:parent-style-name="standard">
      <style:graphic-properties draw:stroke="solid" draw:marker-end="Arrow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top" draw:auto-grow-height="false" fo:min-height="9.91cm" fo:min-width="8.517cm"/>
      <style:paragraph-properties style:writing-mode="lr-tb"/>
    </style:style>
    <style:style style:name="gr9" style:family="graphic" style:parent-style-name="standard" style:list-style-name="L1">
      <style:graphic-properties svg:stroke-color="#81d41a" draw:fill-color="#00a933" draw:textarea-horizontal-align="justify" draw:textarea-vertical-align="top" draw:auto-grow-height="false" fo:min-height="9.91cm" fo:min-width="8.367cm"/>
      <style:paragraph-properties style:writing-mode="lr-tb"/>
    </style:style>
    <style:style style:name="gr10" style:family="graphic" style:parent-style-name="standard" style:list-style-name="L1">
      <style:graphic-properties svg:stroke-color="#81d41a" draw:fill-color="#00a933" draw:textarea-horizontal-align="justify" draw:textarea-vertical-align="top" draw:auto-grow-height="false" fo:min-height="9.91cm" fo:min-width="8.367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top" draw:auto-grow-height="false" fo:min-height="9.91cm" fo:min-width="8.5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6.6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6.2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P1" style:family="paragraph">
      <style:paragraph-properties fo:margin-left="0cm" fo:margin-right="0cm" fo:margin-top="0.303cm" fo:margin-bottom="0.1cm" fo:line-height="100%" fo:text-align="center" fo:text-indent="0cm" style:writing-mode="lr-tb"/>
      <style:text-properties fo:color="#ffffff"/>
    </style:style>
    <style:style style:name="P2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ffffff"/>
    </style:style>
    <style:style style:name="P3" style:family="paragraph">
      <loext:graphic-properties draw:fill-color="#00a933"/>
      <style:paragraph-properties fo:margin-left="0cm" fo:margin-right="0cm" fo:margin-top="0.303cm" fo:margin-bottom="0.1cm" fo:line-height="100%" fo:text-align="center" fo:text-indent="0cm" style:writing-mode="lr-tb"/>
      <style:text-properties fo: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.152cm" fo:margin-bottom="0.203cm" fo:line-height="100%" fo:text-align="center" fo:text-indent="0cm" style:writing-mode="lr-tb"/>
      <style:text-properties fo:color="#ffffff"/>
    </style:style>
    <style:style style:name="P6" style:family="paragraph">
      <style:paragraph-properties fo:margin-top="0.356cm" fo:margin-bottom="0.051cm" fo:text-align="center" style:writing-mode="lr-tb"/>
      <style:text-properties fo:color="#ffffff"/>
    </style:style>
    <style:style style:name="P7" style:family="paragraph">
      <loext:graphic-properties draw:fill-color="#5983b0"/>
      <style:paragraph-properties fo:margin-top="0.356cm" fo:margin-bottom="0.051cm" fo:text-align="center" style:writing-mode="lr-tb"/>
      <style:text-properties fo:color="#ffffff"/>
    </style:style>
    <style:style style:name="P8" style:family="paragraph">
      <loext:graphic-properties draw:fill-color="#3465a4"/>
      <style:paragraph-properties fo:margin-top="0.356cm" fo:margin-bottom="0.051cm" fo:text-align="center" style:writing-mode="lr-tb"/>
      <style:text-properties fo:color="#ffffff"/>
    </style:style>
    <style:style style:name="P9" style:family="paragraph">
      <loext:graphic-properties draw:fill="solid"/>
      <style:paragraph-properties fo:text-align="center" style:writing-mode="lr-tb"/>
    </style:style>
    <style:style style:name="P10" style:family="paragraph">
      <loext:graphic-properties draw:fill-color="#355269"/>
      <style:paragraph-properties fo:margin-top="0.356cm" fo:margin-bottom="0.051cm" fo:text-align="center" style:writing-mode="lr-tb"/>
      <style:text-properties fo:color="#ffffff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152cm" fo:margin-bottom="0.203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303cm" fo:margin-bottom="0.1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a933"/>
      <style:paragraph-properties fo:margin-left="0cm" fo:margin-right="0cm" fo:margin-top="0.303cm" fo:margin-bottom="0.1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54pt" style:font-size-asian="54pt" style:font-size-complex="54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font-size="88pt" style:font-size-asian="88pt" style:font-size-complex="88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text-align="end" style:writing-mode="lr-tb"/>
      <style:text-properties style:font-name="KacstLetter" fo:font-size="60pt" style:font-size-asian="60pt" style:font-name-complex="KacstLetter" style:font-size-complex="60pt"/>
    </style:style>
    <style:style style:name="P21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weight="normal" style:font-weight-asian="normal" style:font-weight-complex="normal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style:font-name="KacstLetter" fo:font-size="60pt" style:font-size-asian="60pt" style:font-name-complex="KacstLetter" style:font-size-complex="60pt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8.867cm" svg:height="10.16cm" draw:transform="skewX (-0.00453785605518526) translate (3.148cm 6.985cm)">
          <text:p text:style-name="P1"><text:span text:style-name="T1">دی </text:span><text:span text:style-name="T1">۱۳۹۹</text:span></text:p>
          <text:p text:style-name="P2"><text:span text:style-name="T2">شروع رسمی بیلیگ‌پست</text:span></text:p>
          <text:p text:style-name="P2"><text:span text:style-name="T2">معرفی صاحبان بسته به مسافران</text:span></text:p>
          <text:p text:style-name="P2"><text:span text:style-name="T2">درگاه پرداخت اینترنتی</text:span></text:p>
          <text:p text:style-name="P2"><text:span text:style-name="T2">چت درون سایت</text:span></text:p>
          <text:p text:style-name="P2"><text:span text:style-name="T2">راه‌اندازی اپلیکیشن اندروید و اپل</text:span></text:p>
          <text:p text:style-name="P2"><text:span text:style-name="T2">شروع تبلیغات در لینکدین روی </text:span><text:span text:style-name="T2">فرهیختگان</text:span></text:p>
          <text:p text:style-name="P2"><text:span text:style-name="T2"/></text:p>
          <text:p text:style-name="P2"><text:span text:style-name="T2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12.065cm" svg:y1="12.065cm" svg:x2="14.351cm" svg:y2="12.065cm">
          <text:p/>
        </draw:line>
        <draw:custom-shape draw:style-name="gr3" draw:text-style-name="P5" draw:layer="layout" svg:width="9.017cm" svg:height="10.16cm" svg:x="14.478cm" svg:y="6.985cm">
          <text:p text:style-name="P5"><text:span text:style-name="T1">فروردین </text:span><text:span text:style-name="T1">۱۴۰۰</text:span></text:p>
          <text:p text:style-name="P2"><text:span text:style-name="T2">راه‌اندازی بستر اطلاع رسانی شامل</text:span><text:span text:style-name="T2"> </text:span></text:p>
          <text:p text:style-name="P2"><text:span text:style-name="T2">قوانین گمرگات و فرودگاه‌های دنیا</text:span><text:span text:style-name="T2"> </text:span><text:span text:style-name="T2">-</text:span></text:p>
          <text:p text:style-name="P2"><text:span text:style-name="T2">نحوه جابه‌جایی انواع بسته‌ها</text:span></text:p>
          <text:p text:style-name="P2"><text:span text:style-name="T2">تجربیات کاربران از موضوعات مربوطه</text:span></text:p>
          <text:p text:style-name="P2"><text:span text:style-name="T2">راه‌اندازی فروش کتاب</text:span></text:p>
          <text:p text:style-name="P2"><text:span text:style-name="T2">استقرار در دفتر آلمان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017cm" svg:height="10.16cm" svg:x="25.908cm" svg:y="6.985cm">
          <text:p text:style-name="P6"><text:span text:style-name="T3">تیر </text:span><text:span text:style-name="T3">￱۱۴۰۰</text:span></text:p>
          <text:p text:style-name="P6"><text:span text:style-name="T4">راه‌اندازی تبدیل ارز به صورت غیرمستقیم</text:span></text:p>
          <text:p text:style-name="P6"><text:span text:style-name="T4"/></text:p>
          <text:p text:style-name="P6"><text:span text:style-name="T4">( </text:span><text:span text:style-name="T4">در داخل پروفایل</text:span><text:span text:style-name="T4">)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3.622cm" svg:y1="12.065cm" svg:x2="25.908cm" svg:y2="12.065cm">
          <text:p/>
        </draw:line>
        <draw:custom-shape draw:style-name="gr5" draw:text-style-name="P8" draw:layer="layout" svg:width="9.017cm" svg:height="10.16cm" svg:x="37.338cm" svg:y="6.985cm">
          <text:p text:style-name="P6"><text:span text:style-name="T3">مهر </text:span><text:span text:style-name="T3">￱۱۴۰۰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35.052cm" svg:y1="12.065cm" svg:x2="37.338cm" svg:y2="12.065cm">
          <text:p/>
        </draw:line>
        <draw:custom-shape draw:style-name="gr6" draw:text-style-name="P10" draw:layer="layout" svg:width="9.017cm" svg:height="10.16cm" svg:x="48.768cm" svg:y="6.985cm">
          <text:p text:style-name="P6"><text:span text:style-name="T3">دی </text:span><text:span text:style-name="T3">￱۱۴۰۰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46.609cm" svg:y1="12.065cm" svg:x2="48.895cm" svg:y2="12.065cm">
          <text:p/>
        </draw:line>
        <draw:custom-shape draw:style-name="gr6" draw:text-style-name="P10" draw:layer="layout" svg:width="9.017cm" svg:height="10.16cm" svg:x="60.198cm" svg:y="6.985cm">
          <text:p text:style-name="P6"><text:span text:style-name="T3">فروردین </text:span><text:span text:style-name="T3">۱۴۰۱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57.912cm" svg:y1="12.065cm" svg:x2="60.198cm" svg:y2="12.065cm">
          <text:p/>
        </draw:line>
        <draw:custom-shape draw:style-name="gr6" draw:text-style-name="P10" draw:layer="layout" svg:width="9.017cm" svg:height="10.16cm" svg:x="71.628cm" svg:y="6.985cm">
          <text:p text:style-name="P6"><text:span text:style-name="T3">فروردین </text:span><text:span text:style-name="T3">۱۴۰۱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" draw:id="id2" draw:layer="layout" svg:width="9.017cm" svg:height="10.16cm" svg:x="71.628cm" svg:y="24.638cm">
          <text:p text:style-name="P6"><text:span text:style-name="T3">مهر </text:span><text:span text:style-name="T3">۱۴۰۱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9.017cm" svg:height="10.16cm" svg:x="71.628cm" svg:y="6.985cm">
          <text:p text:style-name="P6"><text:span text:style-name="T3">تیر </text:span><text:span text:style-name="T3">۱۴۰۱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69.342cm" svg:y1="12.065cm" svg:x2="71.628cm" svg:y2="12.065cm">
          <text:p/>
        </draw:line>
        <draw:connector draw:style-name="gr7" draw:text-style-name="P11" draw:layer="layout" draw:line-skew="0.643cm" svg:x1="80.645cm" svg:y1="12.065cm" svg:x2="80.645cm" svg:y2="29.718cm" draw:start-shape="id1" draw:start-glue-point="1" draw:end-shape="id2" draw:end-glue-point="1" svg:d="M80645 12065h1143v17653h-1143" svg:viewBox="0 0 1144 17654">
          <text:p/>
        </draw:connector>
        <draw:custom-shape draw:style-name="gr6" draw:text-style-name="P10" draw:layer="layout" svg:width="9.017cm" svg:height="10.16cm" svg:x="60.071cm" svg:y="24.765cm">
          <text:p text:style-name="P6"><text:span text:style-name="T3">دی </text:span><text:span text:style-name="T3">۱۴۰۱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71.374cm" svg:y1="29.845cm" svg:x2="69.088cm" svg:y2="29.845cm">
          <text:p/>
        </draw:line>
        <draw:custom-shape draw:style-name="gr6" draw:text-style-name="P10" draw:layer="layout" svg:width="9.017cm" svg:height="10.16cm" svg:x="48.641cm" svg:y="24.765cm">
          <text:p text:style-name="P6"><text:span text:style-name="T3">فروردین </text:span><text:span text:style-name="T3">۱۴۰۲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59.944cm" svg:y1="29.845cm" svg:x2="57.658cm" svg:y2="29.845cm">
          <text:p/>
        </draw:line>
        <draw:custom-shape draw:style-name="gr5" draw:text-style-name="P8" draw:layer="layout" svg:width="9.017cm" svg:height="10.16cm" svg:x="37.211cm" svg:y="24.765cm">
          <text:p text:style-name="P6"><text:span text:style-name="T3">تیر </text:span><text:span text:style-name="T3">۱۴۰۲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48.514cm" svg:y1="29.845cm" svg:x2="46.228cm" svg:y2="29.845cm">
          <text:p/>
        </draw:line>
        <draw:custom-shape draw:style-name="gr4" draw:text-style-name="P7" draw:layer="layout" svg:width="9.017cm" svg:height="10.16cm" svg:x="25.781cm" svg:y="24.765cm">
          <text:p text:style-name="P6"><text:span text:style-name="T3">مهر </text:span><text:span text:style-name="T3">۱۴۰۲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9.017cm" svg:height="10.16cm" svg:x="14.351cm" svg:y="24.765cm">
          <text:p text:style-name="P12"><text:span text:style-name="T1">دی </text:span><text:span text:style-name="T1">۱۴۰۲</text:span></text:p>
          <text:p text:style-name="P13"><text:span text:style-name="T2"/></text:p>
          <text:p text:style-name="P1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" draw:id="id3" draw:layer="layout" svg:width="8.867cm" svg:height="10.16cm" draw:transform="skewX (-0.00453785605518526) translate (3.048cm 24.765cm)">
          <text:p text:style-name="P14"><text:span text:style-name="T1">فروردین </text:span><text:span text:style-name="T1">۱۴۰۳</text:span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37.084cm" svg:y1="29.845cm" svg:x2="34.798cm" svg:y2="29.845cm">
          <text:p/>
        </draw:line>
        <draw:line draw:style-name="gr2" draw:text-style-name="P9" draw:layer="layout" svg:x1="25.781cm" svg:y1="29.845cm" svg:x2="23.495cm" svg:y2="29.845cm">
          <text:p/>
        </draw:line>
        <draw:line draw:style-name="gr2" draw:text-style-name="P9" draw:layer="layout" svg:x1="14.351cm" svg:y1="29.845cm" svg:x2="12.065cm" svg:y2="29.845cm">
          <text:p/>
        </draw:line>
        <draw:custom-shape draw:style-name="gr10" draw:text-style-name="P15" xml:id="id4" draw:id="id4" draw:layer="layout" svg:width="8.867cm" svg:height="10.16cm" draw:transform="skewX (-0.00453785605518526) translate (3.048cm 42.545cm)">
          <text:p text:style-name="P14"><text:span text:style-name="T1">تیر </text:span><text:span text:style-name="T1">۱۴۰۲</text:span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12.065cm" svg:y1="47.625cm" svg:x2="14.351cm" svg:y2="47.625cm">
          <text:p/>
        </draw:line>
        <draw:custom-shape draw:style-name="gr11" draw:text-style-name="P12" draw:layer="layout" svg:width="9.017cm" svg:height="10.16cm" svg:x="14.478cm" svg:y="42.545cm">
          <text:p text:style-name="P12"><text:span text:style-name="T1">مهر </text:span><text:span text:style-name="T1">۱۴۰۲</text:span></text:p>
          <text:p text:style-name="P13"><text:span text:style-name="T2">راه‌اندازی بستر اطلاع رسانی شامل</text:span><text:span text:style-name="T2"> </text:span></text:p>
          <text:p text:style-name="P13"><text:span text:style-name="T2">قوانین گمرگات و فرودگاه‌های دنیا</text:span><text:span text:style-name="T2"> </text:span><text:span text:style-name="T2">-</text:span></text:p>
          <text:p text:style-name="P13"><text:span text:style-name="T2">نحوه جابه‌جایی انواع بسته‌ها</text:span></text:p>
          <text:p text:style-name="P13"><text:span text:style-name="T2">تجربیات کاربران از موضوعات مربوطه</text:span></text:p>
          <text:p text:style-name="P13"><text:span text:style-name="T2">راه‌اندازی فروش کتاب</text:span></text:p>
          <text:p text:style-name="P13"><text:span text:style-name="T2">استقرار در دفتر آلمان</text:span></text:p>
          <text:p text:style-name="P1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9.017cm" svg:height="10.16cm" svg:x="25.908cm" svg:y="42.545cm">
          <text:p text:style-name="P6"><text:span text:style-name="T3">دی </text:span><text:span text:style-name="T3">۱۴۰۲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23.622cm" svg:y1="47.625cm" svg:x2="25.908cm" svg:y2="47.625cm">
          <text:p/>
        </draw:line>
        <draw:custom-shape draw:style-name="gr5" draw:text-style-name="P8" draw:layer="layout" svg:width="9.017cm" svg:height="10.16cm" svg:x="37.338cm" svg:y="42.545cm">
          <text:p text:style-name="P6"><text:span text:style-name="T3">فروردین </text:span><text:span text:style-name="T3">۱۴۰۲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35.052cm" svg:y1="47.625cm" svg:x2="37.338cm" svg:y2="47.625cm">
          <text:p/>
        </draw:line>
        <draw:custom-shape draw:style-name="gr6" draw:text-style-name="P10" draw:layer="layout" svg:width="9.017cm" svg:height="10.16cm" svg:x="48.768cm" svg:y="42.545cm">
          <text:p text:style-name="P6"><text:span text:style-name="T3">تیر </text:span><text:span text:style-name="T3">۱۴۰۲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46.609cm" svg:y1="47.625cm" svg:x2="48.895cm" svg:y2="47.625cm">
          <text:p/>
        </draw:line>
        <draw:custom-shape draw:style-name="gr6" draw:text-style-name="P10" draw:layer="layout" svg:width="9.017cm" svg:height="10.16cm" svg:x="60.198cm" svg:y="42.545cm">
          <text:p text:style-name="P6"><text:span text:style-name="T3">مهر </text:span><text:span text:style-name="T3">۱۴۰۲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57.912cm" svg:y1="47.625cm" svg:x2="60.198cm" svg:y2="47.625cm">
          <text:p/>
        </draw:line>
        <draw:custom-shape draw:style-name="gr6" draw:text-style-name="P10" draw:layer="layout" svg:width="9.017cm" svg:height="10.16cm" svg:x="71.628cm" svg:y="42.545cm">
          <text:p text:style-name="P6"><text:span text:style-name="T3">فروردین </text:span><text:span text:style-name="T3">۱۴۰۱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9.017cm" svg:height="10.16cm" svg:x="71.628cm" svg:y="42.545cm">
          <text:p text:style-name="P6"><text:span text:style-name="T3">دی </text:span><text:span text:style-name="T3">۱۴۰۲</text:span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9" draw:layer="layout" svg:x1="69.342cm" svg:y1="47.625cm" svg:x2="71.628cm" svg:y2="47.625cm">
          <text:p/>
        </draw:line>
        <draw:connector draw:style-name="gr2" draw:text-style-name="P4" draw:layer="layout" draw:line-skew="-0.768cm" svg:x1="3.071cm" svg:y1="29.845cm" svg:x2="3.071cm" svg:y2="47.625cm" draw:start-shape="id3" draw:start-glue-point="3" draw:end-shape="id4" draw:end-glue-point="3" svg:d="M3071 29845h-1293v17780h1293" svg:viewBox="0 0 1294 17781">
          <text:p/>
        </draw:connector>
        <draw:frame draw:style-name="gr12" draw:text-style-name="P16" draw:layer="layout" svg:width="23.241cm" svg:height="3.302cm" svg:x="30.43cm" svg:y="2.032cm">
          <draw:text-box>
            <text:p text:style-name="P11"><text:span text:style-name="T5">برنامه </text:span><text:span text:style-name="T5">۳</text:span><text:span text:style-name="T5"> ساله </text:span><text:span text:style-name="T5">بیلیگ در </text:span><text:span text:style-name="T5">یک نگاه</text:span></text:p>
          </draw:text-box>
        </draw:frame>
      </draw:page>
      <draw:page draw:name="page2" draw:style-name="dp1" draw:master-page-name="Default">
        <draw:frame draw:style-name="gr13" draw:text-style-name="P18" draw:layer="layout" svg:width="12.065cm" svg:height="3.81cm" svg:x="69.215cm" svg:y="3.048cm">
          <draw:text-box>
            <text:p text:style-name="P17"><text:span text:style-name="T6">تیر </text:span><text:span text:style-name="T6">۱۳۹۹</text:span></text:p>
          </draw:text-box>
        </draw:frame>
        <draw:frame draw:style-name="gr14" draw:text-style-name="P20" draw:layer="layout" svg:width="77.724cm" svg:height="46.863cm" svg:x="3.048cm" svg:y="9.652cm">
          <draw:text-box>
            <text:list text:style-name="L1">
              <text:list-item>
                <text:p text:style-name="P17"><text:span text:style-name="T7">شروع </text:span><text:span text:style-name="T7">طراحی </text:span><text:span text:style-name="T7">فرانت </text:span><text:span text:style-name="T7">سایت</text:span></text:p>
              </text:list-item>
              <text:list-item>
                <text:p text:style-name="P17"><text:span text:style-name="T7">شروع </text:span><text:span text:style-name="T7">طراحی </text:span><text:span text:style-name="T7">اپلیکیشن با </text:span><text:span text:style-name="T7">مهلت </text:span><text:span text:style-name="T7">۳</text:span><text:span text:style-name="T7"> </text:span><text:span text:style-name="T7">ماهه برای </text:span><text:span text:style-name="T7">نسخه اول </text:span><text:span text:style-name="T7">و </text:span><text:span text:style-name="T7">۶</text:span><text:span text:style-name="T7"> ماهه </text:span><text:span text:style-name="T7">برای نسخه </text:span><text:span text:style-name="T7">دوم</text:span></text:p>
              </text:list-item>
              <text:list-item>
                <text:p text:style-name="P17"><text:span text:style-name="T7">شروع تولید </text:span><text:span text:style-name="T7">محتوای </text:span><text:span text:style-name="T7">اولیه برای </text:span><text:span text:style-name="T7">سایت</text:span></text:p>
              </text:list-item>
              <text:list-item>
                <text:p text:style-name="P17"><text:span text:style-name="T7">شروع تولید </text:span><text:span text:style-name="T7">محتوای </text:span><text:span text:style-name="T7">گرافیکی و </text:span><text:span text:style-name="T7">ویدیویی </text:span><text:span text:style-name="T7">برای </text:span><text:span text:style-name="T7">تبلیغات و </text:span><text:span text:style-name="T7">شبکه‌های </text:span><text:span text:style-name="T7">اجتماعی</text:span></text:p>
              </text:list-item>
              <text:list-item>
                <text:p text:style-name="P17"><text:span text:style-name="T7">مذاکره با </text:span><text:span text:style-name="T7">اتاق </text:span><text:span text:style-name="T7">بازرگانی </text:span><text:span text:style-name="T7">ایران و </text:span><text:span text:style-name="T7">آلمان به </text:span><text:span text:style-name="T7">منظور اخذ </text:span><text:span text:style-name="T7">تسهیل </text:span><text:span text:style-name="T7">استقرار در </text:span><text:span text:style-name="T7">آلمان و </text:span><text:span text:style-name="T7">امور </text:span><text:span text:style-name="T7">حقوقی </text:span></text:p>
              </text:list-item>
              <text:list-item>
                <text:p text:style-name="P19"><text:span text:style-name="T7"/></text:p>
                <text:p text:style-name="P19"><text:span text:style-name="T7"/></text:p>
              </text:list-item>
            </text:list>
          </draw:text-box>
        </draw:frame>
      </draw:page>
      <draw:page draw:name="page3" draw:style-name="dp1" draw:master-page-name="Default">
        <draw:frame draw:style-name="gr15" draw:text-style-name="P18" draw:layer="layout" svg:width="13.589cm" svg:height="6.457cm" svg:x="67.691cm" svg:y="3.048cm">
          <draw:text-box>
            <text:p text:style-name="P17"><text:span text:style-name="T6">مرداد </text:span><text:span text:style-name="T6">۱۳۹۹</text:span></text:p>
          </draw:text-box>
        </draw:frame>
        <draw:frame draw:style-name="gr14" draw:text-style-name="P20" draw:layer="layout" svg:width="77.724cm" svg:height="46.863cm" svg:x="3.048cm" svg:y="9.652cm">
          <draw:text-box>
            <text:p text:style-name="P17"><text:span text:style-name="T7">ثبت شرکت </text:span><text:span text:style-name="T7">سهامی </text:span><text:span text:style-name="T7">خاص و </text:span><text:span text:style-name="T7">مشارکت با </text:span><text:span text:style-name="T7">سرمایه‌گذار</text:span></text:p>
            <text:p text:style-name="P19"><text:span text:style-name="T7">اقدام برای </text:span><text:span text:style-name="T7">دانش‌بنیان </text:span><text:span text:style-name="T7">کردن شرکت</text:span></text:p>
            <text:p text:style-name="P19"><text:span text:style-name="T7">اقدام برای </text:span><text:span text:style-name="T7">معافیت </text:span><text:span text:style-name="T7">مالیاتی </text:span><text:span text:style-name="T7">شرکت</text:span></text:p>
            <text:p text:style-name="P19"><text:span text:style-name="T7">اقدام برای </text:span><text:span text:style-name="T7">اخذ درگاه </text:span><text:span text:style-name="T7">پرداخت </text:span><text:span text:style-name="T7">ارزی (دلار </text:span><text:span text:style-name="T7">و یورو) و </text:span><text:span text:style-name="T7">همچنین </text:span><text:span text:style-name="T7">درگاه </text:span><text:span text:style-name="T7">پرداخت </text:span><text:span text:style-name="T7">ریالی</text:span></text:p>
            <text:p text:style-name="P19"><text:span text:style-name="T7">شروع </text:span><text:span text:style-name="T7">فرآیند ثبت </text:span><text:span text:style-name="T7">شرکت در </text:span><text:span text:style-name="T7">آلمان</text:span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7"><text:span text:style-name="T7"/></text:p>
          </draw:text-box>
        </draw:frame>
      </draw:page>
      <draw:page draw:name="page4" draw:style-name="dp1" draw:master-page-name="Default">
        <draw:frame draw:style-name="gr13" draw:text-style-name="P18" draw:layer="layout" svg:width="12.065cm" svg:height="3.81cm" svg:x="69.215cm" svg:y="3.048cm">
          <draw:text-box>
            <text:p text:style-name="P17"><text:span text:style-name="T6">مهر </text:span><text:span text:style-name="T6">۱۳۹۹</text:span></text:p>
          </draw:text-box>
        </draw:frame>
        <draw:frame draw:style-name="gr14" draw:text-style-name="P20" draw:layer="layout" svg:width="77.724cm" svg:height="46.863cm" svg:x="3.048cm" svg:y="9.652cm">
          <draw:text-box>
            <text:p text:style-name="P17"><text:span text:style-name="T7">راه‌اندازی </text:span><text:span text:style-name="T7">اولیه </text:span><text:span text:style-name="T7">اپلیکشین </text:span><text:span text:style-name="T7">بیلیگ</text:span></text:p>
            <text:p text:style-name="P17"><text:span text:style-name="T7">قراردادن </text:span><text:span text:style-name="T7">بیلیگ پست </text:span><text:span text:style-name="T7">در گوگل </text:span><text:span text:style-name="T7">پلی و کافه </text:span><text:span text:style-name="T7">بازار</text:span></text:p>
            <text:p text:style-name="P17"><text:span text:style-name="T7"/></text:p>
            <text:p text:style-name="P17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7"><text:span text:style-name="T7"/></text:p>
          </draw:text-box>
        </draw:frame>
        <draw:frame draw:style-name="gr16" draw:text-style-name="P21" draw:layer="layout" svg:width="31.623cm" svg:height="6.223cm" svg:x="3.302cm" svg:y="1.905cm">
          <draw:text-box>
            <text:p text:style-name="P17"><text:span text:style-name="T8">تعداد کاربر : </text:span></text:p>
            <text:p text:style-name="P17"><text:span text:style-name="T8">تعداد ثبت </text:span><text:span text:style-name="T8">آگهی روزانه 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pitch="variable"/>
    <style:font-face style:name="KacstLetter" svg:font-family="KacstLette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rl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6T20:58:16.876119894</meta:creation-date>
    <dc:date>2020-05-27T22:56:22.782104126</dc:date>
    <meta:editing-duration>PT40M31S</meta:editing-duration>
    <meta:editing-cycles>7</meta:editing-cycles>
    <meta:generator>LibreOffice/6.4.3.2$Linux_X86_64 LibreOffice_project/85aa6f776c6af63185291a519637a4f7af4e8a3b</meta:generator>
    <meta:document-statistic meta:object-count="51"/>
  </office:meta>
</office:document-meta>
</file>